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tcpdump Guided Debugging</text:p>
          </draw:text-box>
        </draw:frame>
        <draw:frame draw:style-name="TransBox" svg:width="31.8700cm" svg:height="3.5000cm" svg:x="1.0000cm" svg:y="8.8000cm">
          <draw:text-box>
            <text:p text:style-name="PBody">tcpdump captures network packets at the interface level. It is the most powerful network debugging tool available on RHEL without installing anything. Install Basic usage</text:p>
          </draw:text-box>
        </draw:frame>
        <draw:frame draw:style-name="TransBox" svg:width="31.8700cm" svg:height="1.0000cm" svg:x="1.0000cm" svg:y="17.8000cm">
          <draw:text-box>
            <text:p text:style-name="PFooter">05-rhca/networking/03-tcpdump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Install</text:p>
            <text:p text:style-name="PBullet">▶  Basic usage</text:p>
            <text:p text:style-name="PBullet">▶  Filters (BPF syntax)</text:p>
            <text:p text:style-name="PBullet">▶  Verbosity levels</text:p>
            <text:p text:style-name="PBullet">▶  Practical debugging scenarios</text:p>
            <text:p text:style-name="PBullet">▶  Output forma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</text:p>
          </draw:text-box>
        </draw:frame>
        <draw:frame draw:style-name="CodeBox" svg:width="31.8700cm" svg:height="13.5500cm" svg:x="1.0000cm" svg:y="4.0000cm">
          <draw:text-box>
            <text:p text:style-name="PCode">sudo dnf install -y tcpdum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sic usage</text:p>
          </draw:text-box>
        </draw:frame>
        <draw:frame draw:style-name="TransBox" svg:width="15.7350cm" svg:height="13.5500cm" svg:x="1.0000cm" svg:y="4.0000cm">
          <draw:text-box>
            <text:p text:style-name="PBullet">• -n disables hostname resolution (much faster output).</text:p>
          </draw:text-box>
        </draw:frame>
        <draw:frame draw:style-name="CodeBox" svg:width="15.7350cm" svg:height="13.5500cm" svg:x="17.1350cm" svg:y="4.0000cm">
          <draw:text-box>
            <text:p text:style-name="PCode"># Capture on all interfaces, print to screen
sudo tcpdump -n

# Capture on a specific interface
sudo tcpdump -n -i ens3

# Capture and save to file (for later analysis)
sudo tcpdump -n -i ens3 -w /tmp/capture.pcap

# Read from a saved file
sudo tcpdump -n -r /tmp/capture.pca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s (BPF syntax)</text:p>
          </draw:text-box>
        </draw:frame>
        <draw:frame draw:style-name="TransBox" svg:width="15.7350cm" svg:height="13.5500cm" svg:x="1.0000cm" svg:y="4.0000cm">
          <draw:text-box>
            <text:p text:style-name="PBullet">• Filters make captures targeted and readable:</text:p>
          </draw:text-box>
        </draw:frame>
        <draw:frame draw:style-name="CodeBox" svg:width="15.7350cm" svg:height="13.5500cm" svg:x="17.1350cm" svg:y="4.0000cm">
          <draw:text-box>
            <text:p text:style-name="PCode"># Only traffic to/from a host
sudo tcpdump -n -i ens3 host 192.168.1.50

# Only traffic on a port
sudo tcpdump -n -i ens3 port 80
sudo tcpdump -n -i ens3 port 53    # DNS

# Only TCP traffic
sudo tcpdump -n -i ens3 tcp

# Only UDP
sudo tcpdump -n -i ens3 udp
… (1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bosity levels</text:p>
          </draw:text-box>
        </draw:frame>
        <draw:frame draw:style-name="CodeBox" svg:width="31.8700cm" svg:height="13.5500cm" svg:x="1.0000cm" svg:y="4.0000cm">
          <draw:text-box>
            <text:p text:style-name="PCode">-v     # verbose (TTL, IP ID, checksum)
-vv    # more verbose (full DNS/NTP decode)
-vvv   # maximum verbosity
-A     # print payload as ASCII
-X     # print payload as hex+ASCII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utput format</text:p>
          </draw:text-box>
        </draw:frame>
        <draw:frame draw:style-name="TransBox" svg:width="15.7350cm" svg:height="13.5500cm" svg:x="1.0000cm" svg:y="4.0000cm">
          <draw:text-box>
            <text:p text:style-name="PBullet">• Example:</text:p>
            <text:p text:style-name="PBullet">• Part: Meaning</text:p>
            <text:p text:style-name="PBullet">• 192.168.1.100.54321: Source IP.port</text:p>
            <text:p text:style-name="PBullet">• 8.8.8.8.53: Destination IP.port</text:p>
            <text:p text:style-name="PBullet">• Flags [S]: SYN (connection attempt)</text:p>
            <text:p text:style-name="PBullet">• [S.]: SYN-ACK (server accepted)</text:p>
            <text:p text:style-name="PBullet">• [.]: ACK</text:p>
          </draw:text-box>
        </draw:frame>
        <draw:frame draw:style-name="CodeBox" svg:width="15.7350cm" svg:height="13.5500cm" svg:x="17.1350cm" svg:y="4.0000cm">
          <draw:text-box>
            <text:p text:style-name="PCode">HH:MM:SS.ffffff IP src &gt; dst: flags seq ack win length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utput format (cont.)</text:p>
          </draw:text-box>
        </draw:frame>
        <draw:frame draw:style-name="CodeBox" svg:width="31.8700cm" svg:height="13.5500cm" svg:x="1.0000cm" svg:y="4.0000cm">
          <draw:text-box>
            <text:p text:style-name="PCode">10:05:23.456789 IP 192.168.1.100.54321 &gt; 8.8.8.8.53: Flags [S]
  seq 1234567, win 64240, length 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tcpdump Guided Debugging</text:p>
          </draw:text-box>
        </draw:frame>
        <draw:frame draw:style-name="TransBox" svg:width="31.8700cm" svg:height="13.5500cm" svg:x="1.0000cm" svg:y="4.0000cm">
          <draw:text-box>
            <text:p text:style-name="PBullet">✓  Install</text:p>
            <text:p text:style-name="PBullet">✓  Basic usage: -n disables hostname resolution (much faster output).</text:p>
            <text:p text:style-name="PBullet">✓  Filters (BPF syntax): Filters make captures targeted and readable:</text:p>
            <text:p text:style-name="PBullet">✓  Verbosity levels</text:p>
            <text:p text:style-name="PBullet">✓  Output format: Example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